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RTINEZ ZAVALA, TORIB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265331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2812689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DEBE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ARTINEZ ZAVALA, TORIB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265331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8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5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8 - Trans. Aer. Caja Pollo Fr Rojo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0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MONICA CABELLOS</text:p>
          </table:table-cell>
          <table:table-cell table:style-name="Tabla3.A2" office:value-type="string">
            <text:p text:style-name="P21">F. ROJO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6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1:44:4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